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normal" officeooo:paragraph-rsid="0009f437" style:font-weight-asian="normal" style:font-weight-complex="normal"/>
    </style:style>
    <style:style style:name="P2" style:family="paragraph" style:parent-style-name="Standard">
      <style:paragraph-properties fo:line-height="150%"/>
      <style:text-properties fo:font-weight="normal" officeooo:paragraph-rsid="000a7178" style:font-weight-asian="normal" style:font-weight-complex="normal"/>
    </style:style>
    <style:style style:name="P3" style:family="paragraph" style:parent-style-name="Standard">
      <style:paragraph-properties fo:line-height="150%"/>
      <style:text-properties fo:font-weight="bold" officeooo:paragraph-rsid="0009f437" style:font-weight-asian="bold" style:font-weight-complex="bold"/>
    </style:style>
    <style:style style:name="P4" style:family="paragraph" style:parent-style-name="Standard">
      <style:paragraph-properties fo:line-height="150%"/>
      <style:text-properties officeooo:paragraph-rsid="0009f437"/>
    </style:style>
    <style:style style:name="P5" style:family="paragraph" style:parent-style-name="Standard">
      <style:text-properties officeooo:paragraph-rsid="000a7178"/>
    </style:style>
    <style:style style:name="T1" style:family="text">
      <style:text-properties officeooo:rsid="000cf044"/>
    </style:style>
    <style:style style:name="T2" style:family="text">
      <style:text-properties officeooo:rsid="000cf044" style:language-asian="en" style:country-asian="AU" style:font-name-complex="TimesNewRomanPSMT"/>
    </style:style>
    <style:style style:name="T3" style:family="text">
      <style:text-properties officeooo:rsid="001c7f65"/>
    </style:style>
    <style:style style:name="T4" style:family="text">
      <style:text-properties fo:font-weight="bold" style:font-weight-asian="bold" style:font-weight-complex="bold"/>
    </style:style>
    <style:style style:name="T5" style:family="text">
      <style:text-properties fo:font-weight="bold" officeooo:rsid="000cf044" style:font-weight-asian="bold" style:font-weight-complex="bold"/>
    </style:style>
    <style:style style:name="T6" style:family="text">
      <style:text-properties officeooo:rsid="00211a2c"/>
    </style:style>
    <style:style style:name="T7" style:family="text">
      <style:text-properties officeooo:rsid="0017fff1"/>
    </style:style>
    <style:style style:name="T8" style:family="text">
      <style:text-properties officeooo:rsid="0022ebde"/>
    </style:style>
    <style:style style:name="T9" style:family="text">
      <style:text-properties officeooo:rsid="00207bb0"/>
    </style:style>
    <style:style style:name="T10" style:family="text">
      <style:text-properties officeooo:rsid="001a874d"/>
    </style:style>
    <style:style style:name="T11" style:family="text">
      <style:text-properties officeooo:rsid="001fea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it anti-5HT (1:2000, Sigma-Aldrich, Australia), </text:p>
      <text:p text:style-name="P3"><text:span text:style-name="T3">mouse anti-Islet-1 (1:1000, Developmental Studies Hybridoma Bank), </text:span></text:p>
      <text:p text:style-name="P3"><text:span text:style-name="T3">mouse anti-TUJ-1 (1:500 Covance, USA) </text:span><text:span text:style-name="T1">neuronal marker</text:span></text:p>
      <text:p text:style-name="P3"><text:span text:style-name="T1"/></text:p>
      <text:p text:style-name="P3">mouse anti-Nestin (1:400, Millipore, USA), <text:s/><text:span text:style-name="T1">- radial growth of neurons (early neuron marker)</text:span></text:p>
      <text:p text:style-name="P4"><text:span text:style-name="T4">mouse anti-Pax6 (1:1000, Developmental Studies Hybridoma Bank, USA) </text:span><text:span text:style-name="T5">early neuron marke</text:span><text:span text:style-name="T1">r</text:span></text:p>
      <text:p text:style-name="P1"><text:span text:style-name="T1">mouse anti-neurofilament (1:1000, </text:span><text:span text:style-name="T2">Millipore, USA</text:span><text:span text:style-name="T1">), <text:s/>neuronal marker</text:span></text:p>
      <text:p text:style-name="P1"><text:span text:style-name="T1"/></text:p>
      <text:p text:style-name="P5"><text:span text:style-name="T7"/></text:p>
      <text:p text:style-name="P5"><text:span text:style-name="T7"/></text:p>
      <text:p text:style-name="P5"><text:span text:style-name="T8">Investigation of serotonergic neuronal activity and its rela- tionship to disease has been limited by a lack of physiologi- cally relevant in vitro cell models. Serotonergic neurons derived from embryonic stem cells (ESCs) could provide a platform for such studies and provide models for use in drug discovery. Here, we report enhancement of serotoner- gic differentiation using a genetic approach. Expression of Gata2 increased the yield of serotonergic neurons. Enhance- ment was only achieved when Gata2 was expressed under the control of the tissue-specific promoter of the transcrip- tion factor Nkx6.1. High levels of Gata2 expression in ESCs compromised pluripotency and induced non-neuronal dif- ferentiation. Combined directed expression of Gata2, pro- neural gene Mash1, and forkhead transcription factor Foxa2 further enhanced serotonergic neural differentiation,</text:span></text:p>
      <text:p text:style-name="P5"><text:span text:style-name="T8">resulting in a 10-fold increase in serotonin content. These neurons were also capable of depolarization (KCl, 30 mM)- induced elevations of intracellular Ca21. The presence of sonic hedgehog during differentiation produced a further modest increase in numbers (1.5-fold). Transgene expres- sion did not influence the number of tyrosine hydroxylase positive neurons in the cultures after 20 days, implying that Gata2, Mash1, and Foxa2 modulate in vitro differentiation at a time beyond the decision-point for dopaminergic or nondopaminergic commitment. This study demonstrates that the directed expression of specific transcription factors enhances serotonergic neuron differentiation in vitro and highlights the importance of transgene expression at the right stage of ESC differentiation to effect the generation of a desired neural subtype.</text:span></text:p>
      <text:p text:style-name="P5"><text:span text:style-name="T7"/></text:p>
      <text:p text:style-name="P5"><text:span text:style-name="T7"/></text:p>
      <text:p text:style-name="P5"><text:span text:style-name="T7"/></text:p>
      <text:p text:style-name="P5"><text:span text:style-name="T7">But we can't actually tell what thee hell they're doing – what kind of cells, what kinds of receptors, and they're not very functional <text:s/>as neurons – because of all the undifferentatiet ones</text:span></text:p>
      <text:p text:style-name="P5"><text:span text:style-name="T7"/></text:p>
      <text:p text:style-name="P5"><text:span text:style-name="T9">There is mixed evidence about the potential for P19s development into serotonergic bodies, but this is more characteristic of the general lack of literature on specific aspects of P19 neuronal differentation than a definite negative answer.</text:span></text:p>
      <text:p text:style-name="P5"><text:span text:style-name="T7">my plan is two fold – one, to encourage </text:span><text:span text:style-name="T10">the development </text:span><text:span text:style-name="T7">specifically serotonergic cells to develop</text:span><text:span text:style-name="T10">, </text:span><text:span text:style-name="T9">adapting the transgene protocol of Nefzger's 2011 serotonergic differentiation</text:span></text:p>
      <text:p text:style-name="P5"><text:span text:style-name="T10"/></text:p>
      <text:p text:style-name="P5"><text:span text:style-name="T11">But basically, I just need the primers to clone the relevant genes and then put them in the virus and then the virus puts them in all the cells</text:span></text:p>
      <text:p text:style-name="P5"><text:span text:style-name="T11"><text:tab/>couldn't you also do them with the retinoic acid/trypsinizing step?</text:span></text:p>
      <text:p text:style-name="P5"><text:span text:style-name="T10"/></text:p>
      <text:p text:style-name="P2"><text:span text:style-name="T6">Could put gfp next to a variety of different factors – ascertain where it's breaking down (if they don't </text:span><text:soft-page-break/><text:span text:style-name="T6">differentiate into serotoner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8T01:29:07</meta:creation-date>
    <dc:date>2013-02-28T11:23:29</dc:date>
    <meta:editing-duration>PT9H54M3S</meta:editing-duration>
    <meta:editing-cycles>2</meta:editing-cycles>
    <meta:generator>LibreOffice/3.6$MacOSX_x86 LibreOffice_project/2ef5aff-a6fb0ff-166bdff-cf087ad-0f1389</meta:generator>
    <meta:document-statistic meta:table-count="0" meta:image-count="0" meta:object-count="0" meta:page-count="2" meta:paragraph-count="14" meta:word-count="447" meta:character-count="3088" meta:non-whitespace-character-count="2649"/>
  </office:meta>
</office:document-meta>
</file>